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5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6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8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11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12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T1" style:family="text">
      <style:text-properties officeooo:rsid="0015444e"/>
    </style:style>
    <style:style style:name="T2" style:family="text">
      <style:text-properties fo:font-size="20pt" fo:font-weight="bold" officeooo:rsid="00169fc3" style:font-size-asian="20pt" style:font-weight-asian="bold" style:font-size-complex="20pt" style:font-weight-complex="bold"/>
    </style:style>
    <style:style style:name="T3" style:family="text">
      <style:text-properties fo:font-size="20pt" officeooo:rsid="00110e1b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rogetto Ingegneria del Software</text:p>
      <text:p text:style-name="P10">SHISEN-SHO</text:p>
      <text:p text:style-name="P11"><text:span text:style-name="T3">Specifica del problema</text:span></text:p>
      <text:p text:style-name="P3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5878784823664845822" text:style-name="L1">
        <text:list-item>
          <text:p text:style-name="P5">devono essere dello stesso tipo;</text:p>
        </text:list-item>
        <text:list-item>
          <text:p text:style-name="P6">devono poter essere collegati con al massimo 3 linee orizzontali e/o verticali che passano attraverso spazi vuoti (non occupati da altre tile).</text:p>
        </text:list-item>
      </text:list>
      <text:p text:style-name="P7">Il gioco termina se tutti <text:span text:style-name="T1">i</text:span> mattoncini sono stati rimossi o se ce ne sono ancora e non è possibile alcun collegamento.</text:p>
      <text:p text:style-name="P12"><text:span text:style-name="T2">Specifica dei requisi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0T12:10:16.565790726</dc:date>
    <meta:editing-duration>PT48M22S</meta:editing-duration>
    <meta:editing-cycles>9</meta:editing-cycles>
    <meta:generator>LibreOffice/5.0.6.3$Linux_X86_64 LibreOffice_project/00m0$Build-3</meta:generator>
    <meta:document-statistic meta:table-count="0" meta:image-count="0" meta:object-count="0" meta:page-count="3" meta:paragraph-count="10" meta:word-count="104" meta:character-count="667" meta:non-whitespace-character-count="574"/>
  </office:meta>
</office:document-meta>
</file>